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679000009F40000017A31AC1BB7C96E91C1.svg" manifest:media-type="image/svg+xml"/>
  <manifest:file-entry manifest:full-path="Pictures/10000201000000600000000EB2BC395F62C75013.png" manifest:media-type="image/png"/>
  <manifest:file-entry manifest:full-path="Pictures/10000A580000015F000000EEF361B017A191706A.svg" manifest:media-type="image/svg+xml"/>
  <manifest:file-entry manifest:full-path="Pictures/10000C210000015F000000F2846F8FDC10B2DA4D.svg" manifest:media-type="image/svg+xml"/>
  <manifest:file-entry manifest:full-path="Pictures/100002010000000D000000094520797DBF8CF17A.png" manifest:media-type="image/png"/>
  <manifest:file-entry manifest:full-path="Pictures/100006E0000000AF0000009F2393C4173AEE1531.svg" manifest:media-type="image/svg+xml"/>
  <manifest:file-entry manifest:full-path="Pictures/100002010000000D00000009D75C6C08DA91DA35.png" manifest:media-type="image/png"/>
  <manifest:file-entry manifest:full-path="Pictures/1000020100000055000000208333585F6149806D.png" manifest:media-type="image/png"/>
  <manifest:file-entry manifest:full-path="Pictures/1000052A000000A2000000F20264F5C480B8D6A9.svg" manifest:media-type="image/svg+xml"/>
  <manifest:file-entry manifest:full-path="Pictures/100002010000000700000006C6C15852D05B6B19.png" manifest:media-type="image/png"/>
  <manifest:file-entry manifest:full-path="Pictures/100002010000000600000009B7D3CC5324AEFA49.png" manifest:media-type="image/png"/>
  <manifest:file-entry manifest:full-path="Pictures/1000033000000093000000EA588709F5B3ADECFE.svg" manifest:media-type="image/svg+xml"/>
  <manifest:file-entry manifest:full-path="Pictures/100002010000000600000009B38519EB819229D1.png" manifest:media-type="image/png"/>
  <manifest:file-entry manifest:full-path="Pictures/10000680000000A1000000F2E21C61D435B4A4F1.svg" manifest:media-type="image/svg+xml"/>
  <manifest:file-entry manifest:full-path="Pictures/100002010000000600000009EA0F17C9884DC8A9.png" manifest:media-type="image/png"/>
  <manifest:file-entry manifest:full-path="Pictures/100004B70000009E000000EA1F8720C07D881EE7.svg" manifest:media-type="image/svg+xml"/>
  <manifest:file-entry manifest:full-path="Pictures/1000020100000006000000097FED534F691B19A9.png" manifest:media-type="image/png"/>
  <manifest:file-entry manifest:full-path="Pictures/100011EE0000020400000119EA084546567B7B93.svg" manifest:media-type="image/svg+xml"/>
  <manifest:file-entry manifest:full-path="Pictures/10000201000000140000000BB151BBEFAA2CF7BB.png" manifest:media-type="image/png"/>
  <manifest:file-entry manifest:full-path="Pictures/100037BF00000AB300000400189632A55709A656.svg" manifest:media-type="image/svg+xml"/>
  <manifest:file-entry manifest:full-path="Pictures/10000201000000680000002770699A03B24D38A8.png" manifest:media-type="image/png"/>
  <manifest:file-entry manifest:full-path="Pictures/10003BB5000008C90000035AD135DCFFD093C33E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5b277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f10d0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68253" draw:marker-start-width="0.321cm" draw:marker-end-width="0.321cm" draw:fill="solid" draw:fill-color="#b2b2b2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bbe33d" draw:marker-start-width="0.321cm" draw:marker-end-width="0.321cm" draw:fill="solid" draw:fill-color="#b2b2b2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32§display§crack\,\,length\,\,(x) §svg§600§FALSE§</svg:desc>
          <draw:frame draw:style-name="gr1" draw:text-style-name="P1" draw:layer="layout" svg:width="8.15cm" svg:height="1.206cm" svg:x="9.974cm" svg:y="18.695cm">
            <draw:image xlink:href="Pictures/10004679000009F40000017A31AC1BB7C96E91C1.svg" xlink:type="simple" xlink:show="embed" xlink:actuate="onLoad" loext:mime-type="image/svg+xml">
              <text:p/>
            </draw:image>
            <draw:image xlink:href="Pictures/10000201000000600000000EB2BC395F62C75013.png" xlink:type="simple" xlink:show="embed" xlink:actuate="onLoad" loext:mime-type="image/png"/>
          </draw:frame>
        </draw:g>
        <draw:line draw:style-name="gr2" draw:text-style-name="P2" draw:layer="layout" svg:x1="21.32cm" svg:y1="16.24cm" svg:x2="11.075cm" svg:y2="16.24cm">
          <text:p/>
        </draw:line>
        <draw:line draw:style-name="gr2" draw:text-style-name="P2" draw:layer="layout" svg:x1="6.08cm" svg:y1="15.054cm" svg:x2="6.08cm" svg:y2="1cm">
          <text:p/>
        </draw:line>
        <draw:line draw:style-name="gr3" draw:text-style-name="P2" draw:layer="layout" svg:x1="6.08cm" svg:y1="15.054cm" svg:x2="11.16cm" svg:y2="16.24cm">
          <text:p/>
        </draw:line>
        <draw:line draw:style-name="gr3" draw:text-style-name="P2" draw:layer="layout" svg:x1="6.08cm" svg:y1="17.425cm" svg:x2="11.16cm" svg:y2="16.24cm">
          <text:p/>
        </draw:line>
        <draw:g>
          <svg:title>TexMaths</svg:title>
          <svg:desc>32§display§2a§svg§600§FALSE§</svg:desc>
          <draw:frame draw:style-name="gr1" draw:text-style-name="P1" draw:layer="layout" svg:width="1.12cm" svg:height="0.758cm" svg:x="15.797cm" svg:y="16.667cm">
            <draw:image xlink:href="Pictures/10000A580000015F000000EEF361B017A191706A.svg" xlink:type="simple" xlink:show="embed" xlink:actuate="onLoad" loext:mime-type="image/svg+xml">
              <text:p/>
            </draw:image>
            <draw:image xlink:href="Pictures/100002010000000D00000009D75C6C08DA91DA35.png" xlink:type="simple" xlink:show="embed" xlink:actuate="onLoad" loext:mime-type="image/png"/>
          </draw:frame>
        </draw:g>
        <draw:g>
          <svg:title>TexMaths</svg:title>
          <svg:desc>32§display§a§svg§600§FALSE§</svg:desc>
          <draw:frame draw:style-name="gr1" draw:text-style-name="P1" draw:layer="layout" svg:width="0.557cm" svg:height="0.506cm" svg:x="10.99cm" svg:y="16.832cm">
            <draw:image xlink:href="Pictures/100006E0000000AF0000009F2393C4173AEE1531.svg" xlink:type="simple" xlink:show="embed" xlink:actuate="onLoad" loext:mime-type="image/svg+xml">
              <text:p/>
            </draw:image>
            <draw:image xlink:href="Pictures/100002010000000700000006C6C15852D05B6B19.png" xlink:type="simple" xlink:show="embed" xlink:actuate="onLoad" loext:mime-type="image/png"/>
          </draw:frame>
        </draw:g>
        <draw:g>
          <svg:title>TexMaths</svg:title>
          <svg:desc>32§display§3a§svg§600§FALSE§</svg:desc>
          <draw:frame draw:style-name="gr1" draw:text-style-name="P1" draw:layer="layout" svg:width="1.12cm" svg:height="0.771cm" svg:x="20.642cm" svg:y="16.668cm">
            <draw:image xlink:href="Pictures/10000C210000015F000000F2846F8FDC10B2DA4D.svg" xlink:type="simple" xlink:show="embed" xlink:actuate="onLoad" loext:mime-type="image/svg+xml">
              <text:p/>
            </draw:image>
            <draw:image xlink:href="Pictures/100002010000000D000000094520797DBF8CF17A.png" xlink:type="simple" xlink:show="embed" xlink:actuate="onLoad" loext:mime-type="image/png"/>
          </draw:frame>
        </draw:g>
        <draw:g>
          <svg:title>TexMaths</svg:title>
          <svg:desc>32§display§0§svg§600§FALSE§</svg:desc>
          <draw:frame draw:style-name="gr1" draw:text-style-name="P1" draw:layer="layout" svg:width="0.515cm" svg:height="0.771cm" svg:x="5.553cm" svg:y="15.978cm">
            <draw:image xlink:href="Pictures/1000052A000000A2000000F20264F5C480B8D6A9.svg" xlink:type="simple" xlink:show="embed" xlink:actuate="onLoad" loext:mime-type="image/svg+xml">
              <text:p/>
            </draw:image>
            <draw:image xlink:href="Pictures/100002010000000600000009B7D3CC5324AEFA49.png" xlink:type="simple" xlink:show="embed" xlink:actuate="onLoad" loext:mime-type="image/png"/>
          </draw:frame>
        </draw:g>
        <draw:g>
          <svg:title>TexMaths</svg:title>
          <svg:desc>32§display§1§svg§600§FALSE§</svg:desc>
          <draw:frame draw:style-name="gr1" draw:text-style-name="P1" draw:layer="layout" svg:width="0.467cm" svg:height="0.746cm" svg:x="5.142cm" svg:y="10.736cm">
            <draw:image xlink:href="Pictures/1000033000000093000000EA588709F5B3ADECFE.svg" xlink:type="simple" xlink:show="embed" xlink:actuate="onLoad" loext:mime-type="image/svg+xml">
              <text:p/>
            </draw:image>
            <draw:image xlink:href="Pictures/100002010000000600000009B38519EB819229D1.png" xlink:type="simple" xlink:show="embed" xlink:actuate="onLoad" loext:mime-type="image/png"/>
          </draw:frame>
        </draw:g>
        <draw:g>
          <svg:title>TexMaths</svg:title>
          <svg:desc>32§display§3§svg§600§FALSE§</svg:desc>
          <draw:frame draw:style-name="gr1" draw:text-style-name="P1" draw:layer="layout" svg:width="0.512cm" svg:height="0.771cm" svg:x="5.239cm" svg:y="1.101cm">
            <draw:image xlink:href="Pictures/10000680000000A1000000F2E21C61D435B4A4F1.svg" xlink:type="simple" xlink:show="embed" xlink:actuate="onLoad" loext:mime-type="image/svg+xml">
              <text:p/>
            </draw:image>
            <draw:image xlink:href="Pictures/100002010000000600000009EA0F17C9884DC8A9.png" xlink:type="simple" xlink:show="embed" xlink:actuate="onLoad" loext:mime-type="image/png"/>
          </draw:frame>
        </draw:g>
        <draw:g>
          <svg:title>TexMaths</svg:title>
          <svg:desc>32§display§2§svg§600§FALSE§</svg:desc>
          <draw:frame draw:style-name="gr1" draw:text-style-name="P1" draw:layer="layout" svg:width="0.502cm" svg:height="0.746cm" svg:x="5.239cm" svg:y="5.672cm">
            <draw:image xlink:href="Pictures/100004B70000009E000000EA1F8720C07D881EE7.svg" xlink:type="simple" xlink:show="embed" xlink:actuate="onLoad" loext:mime-type="image/svg+xml">
              <text:p/>
            </draw:image>
            <draw:image xlink:href="Pictures/1000020100000006000000097FED534F691B19A9.png" xlink:type="simple" xlink:show="embed" xlink:actuate="onLoad" loext:mime-type="image/png"/>
          </draw:frame>
        </draw:g>
        <draw:path draw:style-name="gr4" draw:text-style-name="P3" draw:layer="layout" svg:width="13.376cm" svg:height="9.99cm" draw:transform="rotate (-1.5707963267949) translate (21.32cm 0.999999999999988cm)" svg:viewBox="0 0 13377 9991" svg:d="M0 9991c8805 0 9736 0 9736 0l678-85 338-84 339-170 339-254 423-423 593-677 169-254 169-424 170-508 169-677 169-931 85-1355v-2625-1524">
          <text:p/>
        </draw:path>
        <draw:path draw:style-name="gr5" draw:text-style-name="P3" draw:layer="layout" svg:width="12.275cm" svg:height="9.99cm" draw:transform="rotate (-1.5707963267949) translate (21.32cm 0.999999999999997cm)" svg:viewBox="0 0 12276 9991" svg:d="M0 9991c8080 0 8935 0 8935 0l622-85 310-84 311-170 311-254 388-423 545-677 155-254 155-424 156-508 155-677 155-931 78-1355v-2625-1524">
          <text:p/>
        </draw:path>
        <draw:g>
          <svg:title>TexMaths</svg:title>
          <svg:desc>32§display§\sigma_{yy}§svg§600§FALSE§</svg:desc>
          <draw:frame draw:style-name="gr1" draw:text-style-name="P1" draw:layer="layout" svg:width="1.648cm" svg:height="0.896cm" svg:x="2.439cm" svg:y="8.196cm">
            <draw:image xlink:href="Pictures/100011EE0000020400000119EA084546567B7B93.svg" xlink:type="simple" xlink:show="embed" xlink:actuate="onLoad" loext:mime-type="image/svg+xml">
              <text:p/>
            </draw:image>
            <draw:image xlink:href="Pictures/10000201000000140000000BB151BBEFAA2CF7BB.png" xlink:type="simple" xlink:show="embed" xlink:actuate="onLoad" loext:mime-type="image/png"/>
          </draw:frame>
        </draw:g>
        <draw:g>
          <svg:title>TexMaths</svg:title>
          <svg:desc>24§display§\sigma_{yy} = \frac{\sigma_{\infty}}{\sqrt{1 - \left(\frac{a}{x}\right)^2}}§svg§600§FALSE§</svg:desc>
          <draw:frame draw:style-name="gr1" draw:text-style-name="P1" draw:layer="layout" svg:width="6.571cm" svg:height="2.455cm" svg:x="14.156cm" svg:y="10.398cm">
            <draw:image xlink:href="Pictures/100037BF00000AB300000400189632A55709A656.svg" xlink:type="simple" xlink:show="embed" xlink:actuate="onLoad" loext:mime-type="image/svg+xml">
              <text:p/>
            </draw:image>
            <draw:image xlink:href="Pictures/10000201000000680000002770699A03B24D38A8.png" xlink:type="simple" xlink:show="embed" xlink:actuate="onLoad" loext:mime-type="image/png"/>
          </draw:frame>
        </draw:g>
        <draw:g>
          <svg:title>TexMaths</svg:title>
          <svg:desc>24§display§\sigma_{yy} = \frac{\sigma_{\infty} \sqrt{\pi a}}{\sqrt{2 \pi r}}§svg§600§FALSE§</svg:desc>
          <draw:frame draw:style-name="gr1" draw:text-style-name="P1" draw:layer="layout" svg:width="5.395cm" svg:height="2.057cm" svg:x="6.442cm" svg:y="12.489cm">
            <draw:image xlink:href="Pictures/10003BB5000008C90000035AD135DCFFD093C33E.svg" xlink:type="simple" xlink:show="embed" xlink:actuate="onLoad" loext:mime-type="image/svg+xml">
              <text:p/>
            </draw:image>
            <draw:image xlink:href="Pictures/1000020100000055000000208333585F6149806D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25T12:52:32.284000000</meta:creation-date>
    <dc:date>2020-08-25T13:52:12.798000000</dc:date>
    <meta:editing-duration>PT8M59S</meta:editing-duration>
    <meta:editing-cycles>2</meta:editing-cycles>
    <meta:generator>LibreOffice/6.3.2.2$Windows_X86_64 LibreOffice_project/98b30e735bda24bc04ab42594c85f7fd8be07b9c</meta:generator>
    <meta:document-statistic meta:object-count="28"/>
  </office:meta>
</office:document-meta>
</file>